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801cm" fo:margin-left="0.205cm" table:align="left" style:shadow="none"/>
    </style:style>
    <style:style style:name="Tableau1.A" style:family="table-column">
      <style:table-column-properties style:column-width="16.801cm"/>
    </style:style>
    <style:style style:name="Tableau1.1" style:family="table-row">
      <style:table-row-properties fo:background-color="#f0f0f0">
        <style:background-image/>
      </style:table-row-properties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fo:background-color="#ffffff">
        <style:background-image/>
      </style:table-row-properties>
    </style:style>
    <style:style style:name="Tableau1.A5" style:family="table-cell">
      <style:table-cell-properties style:vertical-align="middle" fo:background-color="#dddddd" fo:padding="0cm" fo:border="none">
        <style:background-image/>
      </style:table-cell-properties>
    </style:style>
    <style:style style:name="P1" style:family="paragraph" style:parent-style-name="Standard">
      <style:text-properties officeooo:paragraph-rsid="000652ff"/>
    </style:style>
    <style:style style:name="P2" style:family="paragraph" style:parent-style-name="Table_20_Contents">
      <style:paragraph-properties fo:margin-left="0cm" fo:margin-right="0cm" fo:margin-top="0cm" fo:margin-bottom="0.397cm" loext:contextual-spacing="false" fo:line-height="150%" fo:text-indent="0cm" style:auto-text-indent="false"/>
      <style:text-properties officeooo:paragraph-rsid="000652ff"/>
    </style:style>
    <style:style style:name="P3" style:family="paragraph" style:parent-style-name="Table_20_Contents">
      <style:paragraph-properties fo:margin-left="0cm" fo:margin-right="0cm" fo:margin-top="0cm" fo:margin-bottom="0.397cm" loext:contextual-spacing="false" fo:line-height="150%" fo:text-indent="0cm" style:auto-text-indent="false"/>
      <style:text-properties officeooo:paragraph-rsid="00082027"/>
    </style:style>
    <style:style style:name="P4" style:family="paragraph" style:parent-style-name="Table_20_Contents">
      <style:paragraph-properties fo:margin-left="0cm" fo:margin-right="0cm" fo:margin-top="0cm" fo:margin-bottom="0.397cm" loext:contextual-spacing="false" fo:line-height="100%" fo:text-indent="0cm" style:auto-text-indent="false"/>
      <style:text-properties officeooo:paragraph-rsid="000652ff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652ff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7fd94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82027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rsid="0009b7c6" officeooo:paragraph-rsid="0009b7c6" style:font-weight-asian="bold" style:font-weight-complex="bold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normal" officeooo:rsid="0009b7c6" officeooo:paragraph-rsid="0009b7c6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8fbd" style:font-weight-asian="bold" style:font-weight-complex="bold"/>
    </style:style>
    <style:style style:name="T4" style:family="text">
      <style:text-properties fo:font-weight="bold" officeooo:rsid="0007fd94" style:font-weight-asian="bold" style:font-weight-complex="bold"/>
    </style:style>
    <style:style style:name="T5" style:family="text">
      <style:text-properties fo:font-weight="bold" officeooo:rsid="000652ff"/>
    </style:style>
    <style:style style:name="T6" style:family="text">
      <style:text-properties fo:font-weight="bold" officeooo:rsid="00082027"/>
    </style:style>
    <style:style style:name="T7" style:family="text">
      <style:text-properties officeooo:rsid="001930c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930cb" style:font-weight-asian="normal" style:font-weight-complex="normal"/>
    </style:style>
    <style:style style:name="T10" style:family="text">
      <style:text-properties fo:font-weight="normal" officeooo:rsid="000652ff" style:font-weight-asian="normal" style:font-weight-complex="normal"/>
    </style:style>
    <style:style style:name="T11" style:family="text">
      <style:text-properties fo:font-weight="normal" officeooo:rsid="0007fd94" style:font-weight-asian="normal" style:font-weight-complex="normal"/>
    </style:style>
    <style:style style:name="T12" style:family="text">
      <style:text-properties fo:font-weight="normal" officeooo:rsid="00082027" style:font-weight-asian="normal" style:font-weight-complex="normal"/>
    </style:style>
    <style:style style:name="T13" style:family="text">
      <style:text-properties fo:font-style="normal" fo:font-weight="bold" officeooo:rsid="001930cb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a8fb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officeooo:rsid="0007fd94" style:font-style-asian="normal" style:font-weight-asian="normal" style:font-style-complex="normal" style:font-weight-complex="normal"/>
    </style:style>
    <style:style style:name="T16" style:family="text">
      <style:text-properties officeooo:rsid="001a660e"/>
    </style:style>
    <style:style style:name="T17" style:family="text">
      <style:text-properties fo:font-style="italic" officeooo:rsid="001a8fbd" style:font-style-asian="italic" style:font-style-complex="italic"/>
    </style:style>
    <style:style style:name="T18" style:family="text">
      <style:text-properties fo:font-style="italic" officeooo:rsid="0007fd94" style:font-style-asian="italic" style:font-style-complex="italic"/>
    </style:style>
    <style:style style:name="T19" style:family="text">
      <style:text-properties officeooo:rsid="000652ff"/>
    </style:style>
    <style:style style:name="T20" style:family="text">
      <style:text-properties officeooo:rsid="0007fd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Strong_20_Emphasis"><text:span text:style-name="T1">Cas n°</text:span></text:span><text:span text:style-name="Strong_20_Emphasis"><text:span text:style-name="T5">2:</text:span></text:span></text:p>
            <text:p text:style-name="P2"><text:bookmark text:name="r-2111661"/><text:span text:style-name="Strong_20_Emphasis"><text:span text:style-name="T1">Nom : </text:span></text:span>P<text:span text:style-name="T19">réparation d’une commande</text:span> (package « Gestion de <text:span text:style-name="T19">la production</text:span> »)<text:line-break/><text:span text:style-name="Strong_20_Emphasis"><text:span text:style-name="T1">Acteur(s) : </text:span></text:span><text:span text:style-name="Strong_20_Emphasis"><text:span text:style-name="T10">Pizzaiolo</text:span></text:span><text:line-break/><text:span text:style-name="Strong_20_Emphasis"><text:span text:style-name="T1">Description : </text:span></text:span>L<text:span text:style-name="T7">e pizzaiolo prépare une commande à partir des informations reçues du système.</text:span><text:line-break/><text:span text:style-name="Strong_20_Emphasis"><text:span text:style-name="T1">Auteur : </text:span></text:span><text:span text:style-name="T7">Mathieu Ferrandeau</text:span><text:line-break/><text:span text:style-name="Strong_20_Emphasis"><text:span text:style-name="T1">Date(s) : </text:span></text:span><text:span text:style-name="T7">27</text:span>/<text:span text:style-name="T7">02</text:span>/201<text:span text:style-name="T7">9</text:span> (première rédaction)</text:p>
            <text:p text:style-name="P5"><text:bookmark text:name="r-2130205"/><text:span text:style-name="Strong_20_Emphasis"><text:span text:style-name="T1">Pré-conditions :</text:span></text:span> <text:span text:style-name="T19">Une commande client doit avoir été validée.</text:span><text:line-break/><text:span text:style-name="Strong_20_Emphasis"><text:span text:style-name="T1">Démarrage : </text:span></text:span><text:span text:style-name="Strong_20_Emphasis"><text:span text:style-name="T11">Le pizzaiolo choisi la page «préparation d’une commande».</text:span></text:span></text:p>
          </table:table-cell>
        </table:table-row>
        <table:table-row table:style-name="Tableau1.2">
          <table:table-cell table:style-name="Tableau1.A1" office:value-type="string">
            <text:p text:style-name="P4"><text:span text:style-name="Strong_20_Emphasis"><text:span text:style-name="T1">DESCRIPTION</text:span></text:span></text:p>
            <text:p text:style-name="P4"><text:bookmark text:name="r-2111665"/><text:span text:style-name="Strong_20_Emphasis"><text:span text:style-name="T1">Le scénario nominal :</text:span></text:span></text:p>
            <text:p text:style-name="P6"><text:bookmark text:name="r-2111666"/>1. <text:span text:style-name="T2">Le système </text:span><text:span text:style-name="T9">fait appel au cas d’utilisation « </text:span><text:span text:style-name="T11">Réception d’une commande</text:span><text:span text:style-name="T9">»</text:span>.<text:line-break/>2. <text:span text:style-name="Emphasis"><text:span text:style-name="T13">Le système </text:span></text:span><text:span text:style-name="Emphasis"><text:span text:style-name="T15">affiche la commande à préparer</text:span></text:span>.<text:line-break/><text:span text:style-name="T16">3</text:span>. <text:span text:style-name="Strong_20_Emphasis"><text:span text:style-name="T1">Le système </text:span></text:span><text:span text:style-name="Strong_20_Emphasis"><text:span text:style-name="T11">fait appel au cas d’utilisation « Affichage des recettes »</text:span></text:span><text:span text:style-name="T8">.</text:span></text:p>
            <text:p text:style-name="P6"><text:span text:style-name="T11">4. </text:span><text:span text:style-name="T4">Le système</text:span><text:span text:style-name="T11"> affiche les recettes de toutes les pizzas présentes dans la commande.</text:span><text:line-break/><text:span text:style-name="T20">5</text:span>. <text:span text:style-name="Emphasis">L</text:span><text:span text:style-name="Emphasis"><text:span text:style-name="T20">e pizzaiolo statut la préparation des pizzas en cours</text:span></text:span>.</text:p>
            <text:p text:style-name="P5"><text:span text:style-name="T20">6. </text:span><text:span text:style-name="T17">L</text:span><text:span text:style-name="T18">e pizzaiolo</text:span><text:span text:style-name="T17"> </text:span><text:span text:style-name="T18">prépare les pizzas</text:span><text:span text:style-name="T17">.</text:span><text:line-break/><text:span text:style-name="T20">7</text:span>. <text:span text:style-name="T18">Le pizzaiolo valide la préparation des pizzas.</text:span><text:line-break/><text:span text:style-name="T20">8</text:span>.<text:span text:style-name="Emphasis"><text:span text:style-name="T3"> </text:span></text:span><text:span text:style-name="Emphasis"><text:span text:style-name="T14">Le système </text:span></text:span><text:span text:style-name="Emphasis"><text:span text:style-name="T15">fait appel au cas d’utilisation interne «  Validation de la préparation »</text:span></text:span><text:span text:style-name="T8">.</text:span></text:p>
          </table:table-cell>
        </table:table-row>
        <table:table-row table:style-name="Tableau1.1">
          <table:table-cell table:style-name="Tableau1.A1" office:value-type="string">
            <text:p text:style-name="P3"><text:bookmark text:name="r-2111675"/><text:bookmark text:name="r-2111676"/><text:span text:style-name="Strong_20_Emphasis"><text:span text:style-name="T6">Fin : </text:span></text:span><text:span text:style-name="Strong_20_Emphasis"><text:span text:style-name="T12">scénario nominal : a l’étape 7 après validation du pizzaiolo de la préparation de la commande</text:span></text:span></text:p>
          </table:table-cell>
        </table:table-row>
        <table:table-row table:style-name="Tableau1.2">
          <table:table-cell table:style-name="Tableau1.A1" office:value-type="string">
            <text:p text:style-name="P7"><text:span text:style-name="Strong_20_Emphasis"><text:span text:style-name="T1">Post-conditions : </text:span></text:span><text:span text:style-name="Strong_20_Emphasis"><text:span text:style-name="T12">scénario nominal : Le statut de la commande passe en « En attente de livraison » et rejoints la liste des pizza à livrer.</text:span></text:span></text:p>
          </table:table-cell>
        </table:table-row>
        <table:table-row table:style-name="Tableau1.2">
          <table:table-cell table:style-name="Tableau1.A5" office:value-type="string">
            <text:p text:style-name="P8">COMPLÉMENTS :</text:p>
            <text:p text:style-name="P8">Ergonomie : </text:p>
            <text:p text:style-name="P9">L’affichage des recettes doit se faire en moins de 10 seconde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8:19:09.203684187</meta:creation-date>
    <dc:date>2019-02-28T16:00:54.322189948</dc:date>
    <meta:editing-duration>PT17M17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13" meta:word-count="209" meta:character-count="1262" meta:non-whitespace-character-count="1064"/>
  </office:meta>
</office:document-meta>
</file>